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9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DejaVu Sans" svg:font-family="'DejaVu Sans'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254cm" fo:padding-bottom="0.254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26cm" svg:stroke-color="#1f497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.375cm" fo:min-width="0.22cm" fo:padding-top="0.254cm" fo:padding-bottom="0.254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1f497d" draw:stroke-linejoin="round" draw:fill="none" draw:textarea-vertical-align="top" draw:auto-grow-height="false" fo:min-height="0.229cm" fo:min-width="2.515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1.08cm" fo:min-width="23.165cm" fo:padding-top="0.254cm" fo:padding-bottom="0.254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10.63cm" fo:min-width="23.165cm" fo:padding-top="0.254cm" fo:padding-bottom="0.254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omyślnie-notes">
      <style:graphic-properties draw:fill-color="#ffffff" fo:min-height="13.364cm"/>
    </style:style>
    <style:style style:name="pr3" style:family="presentation" style:parent-style-name="Domyślnie-title">
      <style:graphic-properties fo:min-height="2.385cm"/>
    </style:style>
    <style:style style:name="pr4" style:family="presentation" style:parent-style-name="Domyślnie-outline1">
      <style:graphic-properties fo:min-height="8.036cm"/>
    </style:style>
    <style:style style:name="co1" style:family="table-column">
      <style:table-column-properties style:column-width="9.261cm" style:use-optimal-column-width="false"/>
    </style:style>
    <style:style style:name="co2" style:family="table-column">
      <style:table-column-properties style:column-width="11.036cm" style:use-optimal-column-width="false"/>
    </style:style>
    <style:style style:name="co3" style:family="table-column">
      <style:table-column-properties style:column-width="20.108cm" style:use-optimal-column-width="false"/>
    </style:style>
    <style:style style:name="co4" style:family="table-column">
      <style:table-column-properties style:column-width="4.908cm" style:use-optimal-column-width="false"/>
    </style:style>
    <style:style style:name="co5" style:family="table-column">
      <style:table-column-properties style:column-width="2.584cm" style:use-optimal-column-width="false"/>
    </style:style>
    <style:style style:name="co6" style:family="table-column">
      <style:table-column-properties style:column-width="11.692cm" style:use-optimal-column-width="false"/>
    </style:style>
    <style:style style:name="co7" style:family="table-column">
      <style:table-column-properties style:column-width="3.649cm" style:use-optimal-column-width="false"/>
    </style:style>
    <style:style style:name="co8" style:family="table-column">
      <style:table-column-properties style:column-width="6.251cm" style:use-optimal-column-width="false"/>
    </style:style>
    <style:style style:name="ro1" style:family="table-row">
      <style:table-row-properties style:row-height="1.054cm"/>
    </style:style>
    <style:style style:name="ro2" style:family="table-row">
      <style:table-row-properties style:row-height="1.053cm"/>
    </style:style>
    <style:style style:name="ro3" style:family="table-row">
      <style:table-row-properties style:row-height="1.599cm"/>
    </style:style>
    <style:style style:name="ro4" style:family="table-row">
      <style:table-row-properties style:row-height="1.029cm"/>
    </style:style>
    <style:style style:name="ro5" style:family="table-row">
      <style:table-row-properties style:row-height="1.426cm"/>
    </style:style>
    <style:style style:name="ro6" style:family="table-row">
      <style:table-row-properties style:row-height="1.058cm"/>
    </style:style>
    <style:style style:name="ro7" style:family="table-row">
      <style:table-row-properties style:row-height="1.057cm"/>
    </style:style>
    <style:style style:name="ro8" style:family="table-row">
      <style:table-row-properties style:row-height="1.056cm"/>
    </style:style>
    <style:style style:name="ro9" style:family="table-row">
      <style:table-row-properties style:row-height="0.852cm"/>
    </style:style>
    <style:style style:name="ro10" style:family="table-row">
      <style:table-row-properties style:row-height="1.437cm"/>
    </style:style>
    <style:style style:name="ro11" style:family="table-row">
      <style:table-row-properties style:row-height="2.033cm"/>
    </style:style>
    <style:style style:name="ce1" style:family="table-cell">
      <loext:graphic-properties draw:fill="none" draw:textarea-vertical-align="top" fo:padding-top="0.127cm" fo:padding-bottom="0.127cm" fo:padding-left="0.253cm" fo:padding-right="0.253cm"/>
      <style:paragraph-properties fo:border="0.37pt solid #9e9e9e"/>
    </style:style>
    <style:style style:name="ce2" style:family="table-cell">
      <loext:graphic-properties draw:fill="solid" draw:fill-color="#cccccc" draw:textarea-vertical-align="top" fo:padding-top="0.127cm" fo:padding-bottom="0.127cm" fo:padding-left="0.253cm" fo:padding-right="0.253cm"/>
      <style:paragraph-properties fo:border="0.37pt solid #9e9e9e"/>
    </style:style>
    <style:style style:name="ce3" style:family="table-cell">
      <loext:graphic-properties draw:fill="solid" draw:fill-color="#ff0000" draw:textarea-vertical-align="top" fo:padding-top="0.127cm" fo:padding-bottom="0.127cm" fo:padding-left="0.253cm" fo:padding-right="0.253cm"/>
      <style:paragraph-properties fo:border="0.37pt solid #9e9e9e"/>
    </style:style>
    <style:style style:name="ce4" style:family="table-cell">
      <loext:graphic-properties draw:fill="solid" draw:fill-color="#f1c232" draw:textarea-vertical-align="top" fo:padding-top="0.127cm" fo:padding-bottom="0.127cm" fo:padding-left="0.253cm" fo:padding-right="0.253cm"/>
      <style:paragraph-properties fo:border="0.37pt solid #9e9e9e"/>
    </style:style>
    <style:style style:name="ce5" style:family="table-cell">
      <loext:graphic-properties draw:fill="solid" draw:fill-color="#d9d9d9" draw:textarea-vertical-align="top" fo:padding-top="0.127cm" fo:padding-bottom="0.127cm" fo:padding-left="0.253cm" fo:padding-right="0.253cm"/>
      <style:paragraph-properties fo:border="0.37pt solid #9e9e9e"/>
    </style:style>
    <style:style style:name="ce6" style:family="table-cell">
      <loext:graphic-properties draw:fill="none" draw:textarea-vertical-align="top" fo:padding-top="0.127cm" fo:padding-bottom="0.127cm" fo:padding-left="0.253cm" fo:padding-right="0.253cm"/>
      <style:paragraph-properties fo:border="0.37pt solid #9e9e9e"/>
      <style:text-properties fo:background-color="#ffff00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style:paragraph-properties fo:margin-left="1.27cm" fo:margin-right="0cm" fo:margin-top="0.564cm" fo:margin-bottom="0.564cm" fo:line-height="100%" fo:text-align="start" fo:text-indent="0cm"/>
    </style:style>
    <style:style style:name="P7" style:family="paragraph">
      <style:paragraph-properties fo:margin-top="0cm" fo:margin-bottom="0.564cm" fo:line-height="100%" fo:text-align="start"/>
    </style:style>
    <style:style style:name="P8" style:family="paragraph">
      <style:paragraph-properties fo:margin-top="0cm" fo:margin-bottom="0cm" fo:line-height="100%" fo:text-align="start"/>
      <style:text-properties fo:background-color="#ffff00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.5cm" fo:margin-bottom="0cm" fo:line-height="100%" fo:text-align="start" fo:text-indent="0cm"/>
    </style:style>
    <style:style style:name="P12" style:family="paragraph">
      <style:paragraph-properties fo:margin-top="0cm" fo:margin-bottom="0cm" fo:line-height="100%" fo:text-align="start"/>
      <style:text-properties fo:font-size="18pt"/>
    </style:style>
    <style:style style:name="P13" style:family="paragraph">
      <style:paragraph-properties fo:margin-top="0cm" fo:margin-bottom="0.564cm" fo:line-height="100%" fo:text-align="start"/>
      <style:text-properties fo:font-size="18pt"/>
    </style:style>
    <style:style style:name="P14" style:family="paragraph">
      <style:paragraph-properties style:text-autospace="none"/>
      <style:text-properties fo:color="#000000" style:font-name="Courier New" fo:font-size="9pt" style:font-name-asian="Courier New" style:font-size-asian="9pt" style:font-name-complex="Courier New" style:font-size-complex="9pt"/>
    </style:style>
    <style:style style:name="P15" style:family="paragraph">
      <loext:graphic-properties draw:fill="none"/>
      <style:paragraph-properties fo:margin-top="0cm" fo:margin-bottom="0.564cm" fo:line-height="100%" fo:text-align="start" style:font-independent-line-spacing="true"/>
      <style:text-properties fo:font-size="18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text-properties fo:font-size="18pt" style:font-size-asian="18pt" style:font-size-complex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DejaVu Sans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#ffffff" fo:font-weight="normal" style:font-name-asian="Arial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Verdana" fo:font-size="11pt" fo:letter-spacing="normal" fo:font-style="normal" style:text-underline-style="none" fo:font-weight="bold" style:font-name-asian="Verdana" style:font-size-asian="11pt" style:font-style-asian="normal" style:font-weight-asian="bold" style:font-name-complex="DejaVu Sans" style:font-size-complex="11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Verdana" fo:font-size="11pt" fo:letter-spacing="normal" fo:font-style="normal" style:text-underline-style="solid" style:text-underline-width="auto" style:text-underline-color="#ffffff" fo:font-weight="normal" style:font-name-asian="Verdana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fo:background-color="#ffff00" style:font-name-asian="Arial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fo:background-color="#ffff00" style:font-name-asian="Ari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6" style:family="text">
      <style:text-properties fo:font-variant="normal" fo:text-transform="none" fo:color="#595959" style:text-outline="false" style:text-line-through-style="none" style:text-line-through-type="none" style:text-position="0% 100%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321cm" text:min-label-width="0.949cm"/>
        <style:text-properties style:font-name="Aria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3cm" text:min-label-width="0.89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✗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23.664cm" svg:height="5.698cm" svg:x="0.866cm" svg:y="2.068cm">
          <text:p text:style-name="P1"><text:span text:style-name="T1">Projekt bazy danych “Wyposazenie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664cm" svg:height="2.198cm" svg:x="0.866cm" svg:y="7.873cm">
          <text:p text:style-name="P1"><text:span text:style-name="T2">w oparciu o bazę SQLite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>
        <draw:custom-shape draw:name="CustomShape 1" draw:style-name="gr2" draw:text-style-name="P2" draw:layer="layout" svg:width="23.664cm" svg:height="1.587cm" svg:x="0.866cm" svg:y="1.236cm">
          <text:p text:style-name="P4"><text:span text:style-name="T4">Narzędzia do pracy z SQL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664cm" svg:height="9.486cm" svg:x="0.866cm" svg:y="3.201cm">
          <text:list text:style-name="L2">
            <text:list-item>
              <text:p text:style-name="P5"><text:span text:style-name="T5">do realizacji projektu wybrana została baza danych SQLite. </text:span></text:p>
            </text:list-item>
            <text:list-item>
              <text:p text:style-name="P5"><text:span text:style-name="T5">pobranie plików potrzebnych do zarządzania bazą SQLite ze strony: </text:span><text:span text:style-name="T6"><text:a xlink:href="https://www.sqlite.org/download.html" xlink:type="simple">https://www.sqlite.org/download.html</text:a></text:span><text:span text:style-name="T5"> , sekcja : </text:span><text:span text:style-name="T7">Precompiled Binaries for Windows, pliki: </text:span><text:span text:style-name="T8"><text:a xlink:href="https://www.sqlite.org/2019/sqlite-tools-win32-x86-3280000.zip" xlink:type="simple">sqlite-tools-win32-x86-3280000.zip</text:a></text:span><text:span text:style-name="T5"> oraz </text:span><text:span text:style-name="T8"><text:a xlink:href="https://www.sqlite.org/2019/sqlite-dll-win64-x64-3280000.zip" xlink:type="simple">sqlite-dll-win64-x64-3280000.zip</text:a></text:span><text:span text:style-name="T5"> .</text:span></text:p>
            </text:list-item>
            <text:list-item>
              <text:p text:style-name="P5"><text:span text:style-name="T5">rozpakowanie i umieszczenie powyższych plików na komputerze w miejsce które jest wpisane w zmiennej srodowiskowej PATH.</text:span></text:p>
            </text:list-item>
            <text:list-item>
              <text:p text:style-name="P5"><text:span text:style-name="T5">pobranie i instalacja graficznego narzędzia do zarządzania bazą sqlite ze strony: </text:span><text:span text:style-name="T6"><text:a xlink:href="https://sqlitestudio.pl/index.rvt" xlink:type="simple">https://sqlitestudio.pl/index.rvt</text:a></text:span></text:p>
            </text:list-item>
          </text:list>
          <text:p text:style-name="P6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>
        <draw:custom-shape draw:name="CustomShape 1" draw:style-name="gr2" draw:text-style-name="P2" draw:layer="layout" svg:width="23.664cm" svg:height="1.587cm" svg:x="0.866cm" svg:y="1.236cm">
          <text:p text:style-name="P4"><text:span text:style-name="T4">Schemat tabe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664cm" svg:height="9.486cm" svg:x="0.866cm" svg:y="3.201cm">
          <text:p text:style-name="P7"><text:span text:style-name="T5">Tabele: Dzialy, Stanowiska, Uzytkownicy, Sprze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9.26cm" svg:height="3.16cm" svg:x="1.028cm" svg:y="4.429cm">
          <table:table>
            <table:table-column table:style-name="co1"/>
            <table:table-row table:style-name="ro1">
              <table:table-cell table:style-name="ce1">
                <text:p text:style-name="P1"><text:span text:style-name="T10">DZIALY</text:span></text:p>
              </table:table-cell>
            </table:table-row>
            <table:table-row table:style-name="ro1">
              <table:table-cell table:style-name="ce1">
                <text:p text:style-name="P4"><text:span text:style-name="T10">ID</text:span><text:span text:style-name="T11"> , integer primary key autoincrement</text:span></text:p>
              </table:table-cell>
            </table:table-row>
            <table:table-row table:style-name="ro2">
              <table:table-cell table:style-name="ce1">
                <text:p text:style-name="P4"><text:span text:style-name="T11">NAZWA, tex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4" draw:style-name="standard" draw:layer="layout" svg:width="11.035cm" svg:height="3.16cm" svg:x="12.286cm" svg:y="4.498cm">
          <table:table>
            <table:table-column table:style-name="co2"/>
            <table:table-row table:style-name="ro1">
              <table:table-cell table:style-name="ce1">
                <text:p text:style-name="P1"><text:span text:style-name="T10">STANOWISKA</text:span></text:p>
              </table:table-cell>
            </table:table-row>
            <table:table-row table:style-name="ro1">
              <table:table-cell table:style-name="ce1">
                <text:p text:style-name="P4"><text:span text:style-name="T10">ID</text:span><text:span text:style-name="T11"> , integer primary key autoincrement</text:span></text:p>
              </table:table-cell>
            </table:table-row>
            <table:table-row table:style-name="ro2">
              <table:table-cell table:style-name="ce1">
                <text:p text:style-name="P4"><text:span text:style-name="T11">NAZWA , text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>
        <draw:custom-shape draw:name="CustomShape 1" draw:style-name="gr2" draw:text-style-name="P2" draw:layer="layout" svg:width="23.664cm" svg:height="1.587cm" svg:x="0.866cm" svg:y="1.236cm">
          <text:p text:style-name="P4"><text:span text:style-name="T4">Schemat tabel ciąg dalsz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664cm" svg:height="9.486cm" svg:x="0.866cm" svg:y="3.201cm">
          <text:p text:style-name="P7"><text:span text:style-name="T5">Tabele: Dzialy, Stanowiska, Uzytkownicy, Sprze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20.107cm" svg:height="6.868cm" svg:x="2.646cm" svg:y="4.498cm">
          <table:table>
            <table:table-column table:style-name="co3"/>
            <table:table-row table:style-name="ro1">
              <table:table-cell table:style-name="ce1">
                <text:p text:style-name="P1"><text:span text:style-name="T10">UZYTKOWNICY</text:span></text:p>
              </table:table-cell>
            </table:table-row>
            <table:table-row table:style-name="ro1">
              <table:table-cell table:style-name="ce1">
                <text:p text:style-name="P4"><text:span text:style-name="T10">ID</text:span><text:span text:style-name="T11"> , integer primary key autoincrement</text:span></text:p>
              </table:table-cell>
            </table:table-row>
            <table:table-row table:style-name="ro1">
              <table:table-cell table:style-name="ce1">
                <text:p text:style-name="P4"><text:span text:style-name="T11">IMIE , text</text:span></text:p>
              </table:table-cell>
            </table:table-row>
            <table:table-row table:style-name="ro1">
              <table:table-cell table:style-name="ce1">
                <text:p text:style-name="P4"><text:span text:style-name="T11">NAZWISKO , text</text:span></text:p>
              </table:table-cell>
            </table:table-row>
            <table:table-row table:style-name="ro1">
              <table:table-cell table:style-name="ce1">
                <text:p text:style-name="P4"><text:span text:style-name="T10">DZIALY_ID</text:span><text:span text:style-name="T11"> , integer foreign key("DZIALY_ID") references "DZIALY"("ID")</text:span></text:p>
              </table:table-cell>
            </table:table-row>
            <table:table-row table:style-name="ro3">
              <table:table-cell table:style-name="ce1">
                <text:p text:style-name="P4"><text:span text:style-name="T10">STANOWISKA_ID</text:span><text:span text:style-name="T11"> , integer foreign key ("STANOWISKA_ID") references "STANOWISKA"("ID"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>
        <draw:custom-shape draw:name="CustomShape 1" draw:style-name="gr2" draw:text-style-name="P2" draw:layer="layout" svg:width="23.664cm" svg:height="1.587cm" svg:x="0.866cm" svg:y="1.236cm">
          <text:p text:style-name="P4"><text:span text:style-name="T4">Schemat tabel ciąg dalsz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664cm" svg:height="9.486cm" svg:x="0.866cm" svg:y="3.098cm">
          <text:p text:style-name="P7"><text:span text:style-name="T5">Tabele: Dzialy, Stanowiska, Uzytkownicy, Sprze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20.107cm" svg:height="5.554cm" svg:x="2.646cm" svg:y="4.498cm">
          <table:table>
            <table:table-column table:style-name="co3"/>
            <table:table-row table:style-name="ro4">
              <table:table-cell table:style-name="ce1">
                <text:p text:style-name="P1"><text:span text:style-name="T10">SPRZETY</text:span></text:p>
              </table:table-cell>
            </table:table-row>
            <table:table-row table:style-name="ro4">
              <table:table-cell table:style-name="ce1">
                <text:p text:style-name="P4"><text:span text:style-name="T10">ID</text:span><text:span text:style-name="T11"> , integer primary key autoincrement</text:span></text:p>
              </table:table-cell>
            </table:table-row>
            <table:table-row table:style-name="ro4">
              <table:table-cell table:style-name="ce1">
                <text:p text:style-name="P4"><text:span text:style-name="T11">NAZWA , text</text:span></text:p>
              </table:table-cell>
            </table:table-row>
            <table:table-row table:style-name="ro4">
              <table:table-cell table:style-name="ce1">
                <text:p text:style-name="P4"><text:span text:style-name="T11">OPIS , text</text:span></text:p>
              </table:table-cell>
            </table:table-row>
            <table:table-row table:style-name="ro5">
              <table:table-cell table:style-name="ce1">
                <text:p text:style-name="P4"><text:span text:style-name="T10">UZYTKOWNICY_ID</text:span><text:span text:style-name="T11"> , integer foreign key (UZYTKOWNICY_ID) references UZYKOWNICY (ID) 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>
        <draw:custom-shape draw:name="CustomShape 1" draw:style-name="gr2" draw:text-style-name="P2" draw:layer="layout" svg:width="23.664cm" svg:height="1.587cm" svg:x="0.866cm" svg:y="1.236cm">
          <text:p text:style-name="P4"><text:span text:style-name="T4">Relacja pomiędzy tabelami Dzialy a Uzytkownic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664cm" svg:height="9.486cm" svg:x="0.866cm" svg:y="3.201cm">
          <text:p text:style-name="P7"><text:span text:style-name="T5">Użytkownik może należeć tylko do jednego działu. Ten sam dział może być przypisany kilku użytkowniko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4.907cm" svg:height="6.346cm" svg:x="6.281cm" svg:y="6.225cm">
          <table:table>
            <table:table-column table:style-name="co4"/>
            <table:table-row table:style-name="ro6">
              <table:table-cell table:style-name="ce2">
                <text:p text:style-name="P1"><text:span text:style-name="T11">Uzytkownicy</text:span></text:p>
              </table:table-cell>
            </table:table-row>
            <table:table-row table:style-name="ro6">
              <table:table-cell table:style-name="ce3">
                <text:p text:style-name="P4"><text:span text:style-name="T10">id</text:span></text:p>
              </table:table-cell>
            </table:table-row>
            <table:table-row table:style-name="ro6">
              <table:table-cell table:style-name="ce1">
                <text:p text:style-name="P4"><text:span text:style-name="T11">imie</text:span></text:p>
              </table:table-cell>
            </table:table-row>
            <table:table-row table:style-name="ro6">
              <table:table-cell table:style-name="ce1">
                <text:p text:style-name="P4"><text:span text:style-name="T11">nazwisko</text:span></text:p>
              </table:table-cell>
            </table:table-row>
            <table:table-row table:style-name="ro6">
              <table:table-cell table:style-name="ce4">
                <text:p text:style-name="P4"><text:span text:style-name="T10">dzialy_id</text:span></text:p>
              </table:table-cell>
            </table:table-row>
            <table:table-row table:style-name="ro7">
              <table:table-cell table:style-name="ce4">
                <text:p text:style-name="P4"><text:span text:style-name="T10">stanowiska_id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CustomShape 4" draw:style-name="gr2" draw:text-style-name="P2" draw:layer="layout" svg:width="1.304cm" svg:height="0.65cm" svg:x="3.694cm" svg:y="10.148cm">
          <text:p text:style-name="P4"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2" draw:layer="layout" svg:width="0.719cm" svg:height="0.841cm" draw:transform="rotate (-1.5707963267949) translate (6.2cm 10.215cm)">
          <text:p text:style-name="P4"><text:span text:style-name="T12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" draw:style-name="standard" draw:layer="layout" svg:width="2.583cm" svg:height="3.171cm" svg:x="1.073cm" svg:y="9.408cm">
          <table:table>
            <table:table-column table:style-name="co5"/>
            <table:table-row table:style-name="ro6">
              <table:table-cell table:style-name="ce5">
                <text:p text:style-name="P1"><text:span text:style-name="T11">Dzialy</text:span></text:p>
              </table:table-cell>
            </table:table-row>
            <table:table-row table:style-name="ro6">
              <table:table-cell table:style-name="ce3">
                <text:p text:style-name="P4"><text:span text:style-name="T11">i</text:span><text:span text:style-name="T10">d</text:span></text:p>
              </table:table-cell>
            </table:table-row>
            <table:table-row table:style-name="ro8">
              <table:table-cell table:style-name="ce1">
                <text:p text:style-name="P4"><text:span text:style-name="T11">nazwa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Table 7" draw:style-name="standard" draw:layer="layout" svg:width="11.691cm" svg:height="6.879cm" svg:x="13.482cm" svg:y="6.393cm">
          <table:table>
            <table:table-column table:style-name="co6"/>
            <table:table-row table:style-name="ro9">
              <table:table-cell table:style-name="ce1">
                <text:p text:style-name="P1"><text:span text:style-name="T10">UZYTKOWNICY</text:span></text:p>
              </table:table-cell>
            </table:table-row>
            <table:table-row table:style-name="ro9">
              <table:table-cell table:style-name="ce1">
                <text:p text:style-name="P4"><text:span text:style-name="T10">ID</text:span><text:span text:style-name="T11"> , integer primary key autoincrement</text:span></text:p>
              </table:table-cell>
            </table:table-row>
            <table:table-row table:style-name="ro9">
              <table:table-cell table:style-name="ce1">
                <text:p text:style-name="P4"><text:span text:style-name="T11">IMIE , text</text:span></text:p>
              </table:table-cell>
            </table:table-row>
            <table:table-row table:style-name="ro9">
              <table:table-cell table:style-name="ce1">
                <text:p text:style-name="P4"><text:span text:style-name="T11">NAZWISKO , text</text:span></text:p>
              </table:table-cell>
            </table:table-row>
            <table:table-row table:style-name="ro10">
              <table:table-cell table:style-name="ce6">
                <text:p text:style-name="P8"><text:span text:style-name="T13">DZIALY_ID</text:span><text:span text:style-name="T14"> , integer foreign key("DZIALY_ID") references "DZIALY"("ID")</text:span></text:p>
              </table:table-cell>
            </table:table-row>
            <table:table-row table:style-name="ro11">
              <table:table-cell table:style-name="ce1">
                <text:p text:style-name="P4"><text:span text:style-name="T10">STANOWISKA_ID</text:span><text:span text:style-name="T11"> , integer foreign key ("STANOWISKA_ID") references "STANOWISKA"("ID")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CustomShape 8" draw:style-name="gr4" draw:text-style-name="P9" draw:layer="layout" svg:width="2.784cm" svg:height="0.134cm" draw:transform="rotate (-3.14159265358979) translate (6.441cm 11.134cm)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>
        <draw:custom-shape draw:name="CustomShape 1" draw:style-name="gr2" draw:text-style-name="P2" draw:layer="layout" svg:width="23.664cm" svg:height="1.587cm" svg:x="0.866cm" svg:y="1.236cm">
          <text:p text:style-name="P4"><text:span text:style-name="T4">Relacja pomiędzy tabelami Stanowiska Uzytkownic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664cm" svg:height="9.486cm" svg:x="0.866cm" svg:y="3.201cm">
          <text:p text:style-name="P7"><text:span text:style-name="T5">Użytkownik może należeć tylko do jednego stanowiska. To samo stanowisko może być przypisane kilku użytkowniko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3.648cm" svg:height="3.171cm" svg:x="1.394cm" svg:y="9.042cm">
          <table:table>
            <table:table-column table:style-name="co7"/>
            <table:table-row table:style-name="ro6">
              <table:table-cell table:style-name="ce2">
                <text:p text:style-name="P1"><text:span text:style-name="T11">Stanowiska</text:span></text:p>
              </table:table-cell>
            </table:table-row>
            <table:table-row table:style-name="ro6">
              <table:table-cell table:style-name="ce3">
                <text:p text:style-name="P4"><text:span text:style-name="T10">id</text:span></text:p>
              </table:table-cell>
            </table:table-row>
            <table:table-row table:style-name="ro8">
              <table:table-cell table:style-name="ce1">
                <text:p text:style-name="P4"><text:span text:style-name="T11">nazwa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name="Table 4" draw:style-name="standard" draw:layer="layout" svg:width="4.907cm" svg:height="6.346cm" svg:x="7.792cm" svg:y="5.633cm">
          <table:table>
            <table:table-column table:style-name="co4"/>
            <table:table-row table:style-name="ro6">
              <table:table-cell table:style-name="ce2">
                <text:p text:style-name="P1"><text:span text:style-name="T11">Uzytkownicy</text:span></text:p>
              </table:table-cell>
            </table:table-row>
            <table:table-row table:style-name="ro6">
              <table:table-cell table:style-name="ce3">
                <text:p text:style-name="P4"><text:span text:style-name="T10">id</text:span></text:p>
              </table:table-cell>
            </table:table-row>
            <table:table-row table:style-name="ro6">
              <table:table-cell table:style-name="ce1">
                <text:p text:style-name="P4"><text:span text:style-name="T11">imie</text:span></text:p>
              </table:table-cell>
            </table:table-row>
            <table:table-row table:style-name="ro6">
              <table:table-cell table:style-name="ce1">
                <text:p text:style-name="P4"><text:span text:style-name="T11">nazwisko</text:span></text:p>
              </table:table-cell>
            </table:table-row>
            <table:table-row table:style-name="ro6">
              <table:table-cell table:style-name="ce4">
                <text:p text:style-name="P4"><text:span text:style-name="T10">dzialy_id</text:span></text:p>
              </table:table-cell>
            </table:table-row>
            <table:table-row table:style-name="ro7">
              <table:table-cell table:style-name="ce4">
                <text:p text:style-name="P4"><text:span text:style-name="T10">stanowiska_id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name="CustomShape 5" draw:style-name="gr2" draw:text-style-name="P2" draw:layer="layout" svg:width="1.304cm" svg:height="0.65cm" svg:x="5.199cm" svg:y="9.763cm">
          <text:p text:style-name="P4"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" draw:text-style-name="P2" draw:layer="layout" svg:width="0.719cm" svg:height="0.65cm" draw:transform="rotate (-1.5707963267949) translate (7.368cm 10.934cm)">
          <text:p text:style-name="P4"><text:span text:style-name="T12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" draw:text-style-name="P9" draw:layer="layout" svg:width="2.648cm" svg:height="1.029cm" svg:x="5.13cm" svg:y="10.91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>
        <draw:custom-shape draw:name="CustomShape 1" draw:style-name="gr2" draw:text-style-name="P2" draw:layer="layout" svg:width="23.664cm" svg:height="1.587cm" svg:x="0.866cm" svg:y="0.582cm">
          <text:p text:style-name="P4"><text:span text:style-name="T4">Relacja pomiędzy tabelami Uzytkownicy a Sprzety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664cm" svg:height="11.357cm" svg:x="0.866cm" svg:y="2.341cm">
          <text:p text:style-name="P7"><text:span text:style-name="T5">Jeden sprzęt może należeć w danej chwili tylko do jednego użytkownika. Jeden użytkownik może posiadać przypisanych wiele rożnych sprzętów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4.907cm" svg:height="6.346cm" svg:x="7.792cm" svg:y="7.144cm">
          <table:table>
            <table:table-column table:style-name="co4"/>
            <table:table-row table:style-name="ro6">
              <table:table-cell table:style-name="ce2">
                <text:p text:style-name="P1"><text:span text:style-name="T11">Uzytkownicy</text:span></text:p>
              </table:table-cell>
            </table:table-row>
            <table:table-row table:style-name="ro6">
              <table:table-cell table:style-name="ce3">
                <text:p text:style-name="P4"><text:span text:style-name="T10">id</text:span></text:p>
              </table:table-cell>
            </table:table-row>
            <table:table-row table:style-name="ro6">
              <table:table-cell table:style-name="ce1">
                <text:p text:style-name="P4"><text:span text:style-name="T11">imie</text:span></text:p>
              </table:table-cell>
            </table:table-row>
            <table:table-row table:style-name="ro6">
              <table:table-cell table:style-name="ce1">
                <text:p text:style-name="P4"><text:span text:style-name="T11">nazwisko</text:span></text:p>
              </table:table-cell>
            </table:table-row>
            <table:table-row table:style-name="ro6">
              <table:table-cell table:style-name="ce4">
                <text:p text:style-name="P4"><text:span text:style-name="T10">dzialy_id</text:span></text:p>
              </table:table-cell>
            </table:table-row>
            <table:table-row table:style-name="ro7">
              <table:table-cell table:style-name="ce4">
                <text:p text:style-name="P4"><text:span text:style-name="T10">stanowiska_id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name="Table 4" draw:style-name="standard" draw:layer="layout" svg:width="6.25cm" svg:height="5.288cm" svg:x="18.145cm" svg:y="7.829cm">
          <table:table>
            <table:table-column table:style-name="co8"/>
            <table:table-row table:style-name="ro6">
              <table:table-cell table:style-name="ce2">
                <text:p text:style-name="P1"><text:span text:style-name="T11">Sprzety</text:span></text:p>
              </table:table-cell>
            </table:table-row>
            <table:table-row table:style-name="ro6">
              <table:table-cell table:style-name="ce3">
                <text:p text:style-name="P4"><text:span text:style-name="T10">id</text:span></text:p>
              </table:table-cell>
            </table:table-row>
            <table:table-row table:style-name="ro6">
              <table:table-cell table:style-name="ce1">
                <text:p text:style-name="P4"><text:span text:style-name="T11">nazwa</text:span></text:p>
              </table:table-cell>
            </table:table-row>
            <table:table-row table:style-name="ro6">
              <table:table-cell table:style-name="ce1">
                <text:p text:style-name="P4"><text:span text:style-name="T11">opis</text:span></text:p>
              </table:table-cell>
            </table:table-row>
            <table:table-row table:style-name="ro7">
              <table:table-cell table:style-name="ce4">
                <text:p text:style-name="P4"><text:span text:style-name="T10">uzytkownicy_id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name="CustomShape 5" draw:style-name="gr4" draw:text-style-name="P9" draw:layer="layout" svg:width="5.357cm" svg:height="4.265cm" draw:transform="rotate (-3.14159265358979) translate (18.056cm 13.117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6" draw:style-name="gr2" draw:text-style-name="P2" draw:layer="layout" svg:width="1.064cm" svg:height="0.65cm" svg:x="12.876cm" svg:y="7.941cm">
          <text:p text:style-name="P4"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" draw:text-style-name="P2" draw:layer="layout" svg:width="1.064cm" svg:height="0.65cm" draw:transform="rotate (-1.5707963267949) translate (18.281cm 12.153cm)">
          <text:p text:style-name="P4"><text:span text:style-name="T12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>
        <draw:custom-shape draw:name="CustomShape 1" draw:style-name="gr2" draw:text-style-name="P2" draw:layer="layout" svg:width="23.664cm" svg:height="1.587cm" svg:x="0.866cm" svg:y="0.523cm">
          <text:p text:style-name="P4"><text:span text:style-name="T4">Relacje wszystkich tab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664cm" svg:height="11.137cm" svg:x="0.866cm" svg:y="2.113cm">
          <text:p text:style-name="P7"><text:span text:style-name="T5">Tabele: Dzialy, Stanowiska, Uzytkownicy, Sprz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2.583cm" svg:height="3.171cm" svg:x="1.183cm" svg:y="3.602cm">
          <table:table>
            <table:table-column table:style-name="co5"/>
            <table:table-row table:style-name="ro6">
              <table:table-cell table:style-name="ce5">
                <text:p text:style-name="P1"><text:span text:style-name="T11">Dzialy</text:span></text:p>
              </table:table-cell>
            </table:table-row>
            <table:table-row table:style-name="ro6">
              <table:table-cell table:style-name="ce3">
                <text:p text:style-name="P4"><text:span text:style-name="T11">i</text:span><text:span text:style-name="T10">d</text:span></text:p>
              </table:table-cell>
            </table:table-row>
            <table:table-row table:style-name="ro8">
              <table:table-cell table:style-name="ce1">
                <text:p text:style-name="P4"><text:span text:style-name="T11">nazwa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name="Table 4" draw:style-name="standard" draw:layer="layout" svg:width="3.648cm" svg:height="3.171cm" svg:x="1.183cm" svg:y="9.465cm">
          <table:table>
            <table:table-column table:style-name="co7"/>
            <table:table-row table:style-name="ro6">
              <table:table-cell table:style-name="ce2">
                <text:p text:style-name="P1"><text:span text:style-name="T11">Stanowiska</text:span></text:p>
              </table:table-cell>
            </table:table-row>
            <table:table-row table:style-name="ro6">
              <table:table-cell table:style-name="ce3">
                <text:p text:style-name="P4"><text:span text:style-name="T10">id</text:span></text:p>
              </table:table-cell>
            </table:table-row>
            <table:table-row table:style-name="ro8">
              <table:table-cell table:style-name="ce1">
                <text:p text:style-name="P4"><text:span text:style-name="T11">nazwa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name="Table 5" draw:style-name="standard" draw:layer="layout" svg:width="4.907cm" svg:height="6.346cm" svg:x="7.792cm" svg:y="5.633cm">
          <table:table>
            <table:table-column table:style-name="co4"/>
            <table:table-row table:style-name="ro6">
              <table:table-cell table:style-name="ce2">
                <text:p text:style-name="P1"><text:span text:style-name="T11">Uzytkownicy</text:span></text:p>
              </table:table-cell>
            </table:table-row>
            <table:table-row table:style-name="ro6">
              <table:table-cell table:style-name="ce3">
                <text:p text:style-name="P4"><text:span text:style-name="T10">id</text:span></text:p>
              </table:table-cell>
            </table:table-row>
            <table:table-row table:style-name="ro6">
              <table:table-cell table:style-name="ce1">
                <text:p text:style-name="P4"><text:span text:style-name="T11">imie</text:span></text:p>
              </table:table-cell>
            </table:table-row>
            <table:table-row table:style-name="ro6">
              <table:table-cell table:style-name="ce1">
                <text:p text:style-name="P4"><text:span text:style-name="T11">nazwisko</text:span></text:p>
              </table:table-cell>
            </table:table-row>
            <table:table-row table:style-name="ro6">
              <table:table-cell table:style-name="ce4">
                <text:p text:style-name="P4"><text:span text:style-name="T10">dzialy_id</text:span></text:p>
              </table:table-cell>
            </table:table-row>
            <table:table-row table:style-name="ro7">
              <table:table-cell table:style-name="ce4">
                <text:p text:style-name="P4"><text:span text:style-name="T10">stanowiska_id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name="Table 6" draw:style-name="standard" draw:layer="layout" svg:width="6.25cm" svg:height="5.288cm" svg:x="17.329cm" svg:y="2.512cm">
          <table:table>
            <table:table-column table:style-name="co8"/>
            <table:table-row table:style-name="ro6">
              <table:table-cell table:style-name="ce2">
                <text:p text:style-name="P1"><text:span text:style-name="T11">Sprzety</text:span></text:p>
              </table:table-cell>
            </table:table-row>
            <table:table-row table:style-name="ro6">
              <table:table-cell table:style-name="ce3">
                <text:p text:style-name="P4"><text:span text:style-name="T10">id</text:span></text:p>
              </table:table-cell>
            </table:table-row>
            <table:table-row table:style-name="ro6">
              <table:table-cell table:style-name="ce1">
                <text:p text:style-name="P4"><text:span text:style-name="T11">nazwa</text:span></text:p>
              </table:table-cell>
            </table:table-row>
            <table:table-row table:style-name="ro6">
              <table:table-cell table:style-name="ce1">
                <text:p text:style-name="P4"><text:span text:style-name="T11">opis</text:span></text:p>
              </table:table-cell>
            </table:table-row>
            <table:table-row table:style-name="ro7">
              <table:table-cell table:style-name="ce4">
                <text:p text:style-name="P4"><text:span text:style-name="T10">uzytkownicy_id</text:span></text:p>
              </table:table-cell>
            </table:table-row>
          </table:table>
          <draw:image xlink:href="Pictures/TablePreview15.svm" xlink:type="simple" xlink:show="embed" xlink:actuate="onLoad"/>
        </draw:frame>
        <draw:custom-shape draw:name="CustomShape 7" draw:style-name="gr2" draw:text-style-name="P2" draw:layer="layout" svg:width="1.649cm" svg:height="0.719cm" svg:x="3.856cm" svg:y="4.255cm">
          <text:p text:style-name="P4"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" draw:text-style-name="P2" draw:layer="layout" svg:width="1.304cm" svg:height="0.65cm" svg:x="4.896cm" svg:y="10.53cm">
          <text:p text:style-name="P4"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" draw:text-style-name="P2" draw:layer="layout" svg:width="0.65cm" svg:height="0.719cm" draw:transform="rotate (1.5707963267949) translate (6.954cm 9.797cm)">
          <text:p text:style-name="P4"><text:span text:style-name="T12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5" draw:text-style-name="P10" draw:layer="layout" svg:width="0.719cm" svg:height="0.882cm" draw:transform="rotate (-1.5707963267949) translate (7.6cm 10.934cm)">
          <text:p text:style-name="P4"><text:span text:style-name="T12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" draw:text-style-name="P9" draw:layer="layout" svg:width="4.644cm" svg:height="0.203cm" draw:transform="rotate (-3.14159265358979) translate (17.329cm 7.411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12" draw:style-name="gr4" draw:text-style-name="P9" draw:layer="layout" svg:width="3.989cm" svg:height="5.194cm" svg:x="3.821cm" svg:y="5.33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6" draw:text-style-name="P9" draw:layer="layout" svg:width="3.014cm" svg:height="0.478cm" svg:x="4.831cm" svg:y="11.36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2" draw:text-style-name="P2" draw:layer="layout" svg:width="1.064cm" svg:height="0.65cm" svg:x="12.979cm" svg:y="6.231cm">
          <text:p text:style-name="P4"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" draw:text-style-name="P2" draw:layer="layout" svg:width="1.064cm" svg:height="0.65cm" draw:transform="rotate (-1.5707963267949) translate (17.145cm 6.61cm)">
          <text:p text:style-name="P4"><text:span text:style-name="T12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>
        <draw:custom-shape draw:name="CustomShape 1" draw:style-name="gr7" draw:text-style-name="P2" draw:layer="layout" svg:width="23.664cm" svg:height="1.587cm" svg:x="0.866cm" svg:y="1.236cm">
          <text:p text:style-name="P4"><text:span text:style-name="T15">Tworzenie bazy dany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2" draw:layer="layout" svg:width="23.664cm" svg:height="9.486cm" svg:x="0.866cm" svg:y="3.201cm">
          <text:list text:style-name="L3">
            <text:list-item>
              <text:p text:style-name="P11"><text:span text:style-name="T15">Tworzymy baze danych. W command line wpisujemy: sqlite3 &lt;nazwa_bazy_danych&gt; , np. sqlite3 wyposazenie.db .</text:span></text:p>
            </text:list-item>
            <text:list-item>
              <text:p text:style-name="P11"><text:span text:style-name="T15">Będąc w interpreterze sqlite3 z nowo utworzoną pustą baza danych, przechodzimy to tworzenia tabel.</text:span></text:p>
            </text:list-item>
            <text:list-item>
              <text:p text:style-name="P11"><text:span text:style-name="T15">CREATE TABLE dzialy (id INTEGER PRIMARY KEY AUTOINCREMENT, nazwa TEXT);</text:span></text:p>
            </text:list-item>
            <text:list-item>
              <text:p text:style-name="P11"><text:span text:style-name="T15">CREATE TABLE stanowiska (id INTEGER PRIMARY KEY AUTOINCREMENT, nazwa TEXT);</text:span></text:p>
            </text:list-item>
            <text:list-item>
              <text:p text:style-name="P11"><text:span text:style-name="T15">CREATE TABLE uzytkownicy (id INTEGER PRIMARY KEY AUTOINCREMENT, imie TEXT,nazwisko TEXT, dzialy_id INTEGER,stanowiska_id INTEGER,FOREIGN KEY(dzialy_id) REFERENCES dzialy(id), FOREIGN KEY(stanowiska_id) REFERENCES stanowiska(id));</text:span></text:p>
            </text:list-item>
            <text:list-item>
              <text:p text:style-name="P11"><text:span text:style-name="T15">CREATE TABLE sprzety (id INTEGER PRIMARY KEY AUTOINCREMENT, nazwa TEXT, opis TEXT, uzytkownicy_id INTEGER, FOREIGN KEY (uzytkownicy_id) REFERENCES uzytkownicy(id));</text:span></text:p>
            </text:list-item>
            <text:list-item>
              <text:p text:style-name="P11"><text:span text:style-name="T15">sprawdzamy strukture stworzonych tabel poprzez polecenie .schema i wychodzimy z sqlite3 poprzez polecenie .quit 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>
        <draw:custom-shape draw:name="CustomShape 1" draw:style-name="gr9" draw:text-style-name="P10" draw:layer="layout" svg:width="23.664cm" svg:height="1.587cm" svg:x="0.866cm" svg:y="0.523cm">
          <text:p text:style-name="P12"><text:span text:style-name="T4">Komunikacja z bazą dany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5" draw:layer="layout" svg:width="23.664cm" svg:height="11.137cm" svg:x="0.866cm" svg:y="2.113cm">
          <text:p text:style-name="P13"><text:span text:style-name="T5">Do komunikacja z baza danych wykorzystałem darmowa bibliotekę „peewee”. Jest to biblioteka typu ORM, która między innymi ułatwia obsługę bazy danych poprzez modelowanie bazy jak klasy jak i również dostęp do danych za pomocą specyficznego języka.</text:span></text:p>
          <text:p text:style-name="P13"><text:span text:style-name="T5">Np aby wyświetlić dane z tabeli sprzęty dla których id jest równe 2 za pomocą <text:s/>zapytania SQL należy zrobić tak:</text:span></text:p>
          <text:p text:style-name="P13"><text:span text:style-name="T5">Select * from sprzety where id = 2</text:span></text:p>
          <text:p text:style-name="P13"><text:span text:style-name="T5">To samo za pomocą peewee wygląda tak:</text:span></text:p>
          <text:p text:style-name="P14"><text:span text:style-name="T16">Sprzety.select().where(Sprzety.id==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>
        <draw:custom-shape draw:name="CustomShape 1" draw:style-name="gr9" draw:text-style-name="P10" draw:layer="layout" svg:width="23.664cm" svg:height="1.587cm" svg:x="0.866cm" svg:y="0.523cm">
          <text:p text:style-name="P12"><text:span text:style-name="T4">Komunikacja z bazą dany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5" draw:layer="layout" svg:width="23.664cm" svg:height="11.137cm" svg:x="0.866cm" svg:y="2.113cm">
          <text:p text:style-name="P13"><text:span text:style-name="T5">Specyficzny, łatwy do opanowania język peewee ma tą zalete że jest niezalezny od zastosowanej bazy danych czego nie można powiedziec o języku SQ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>
        <draw:custom-shape draw:name="CustomShape 1" draw:style-name="gr9" draw:text-style-name="P10" draw:layer="layout" svg:width="23.664cm" svg:height="1.587cm" svg:x="0.966cm" svg:y="0.523cm">
          <text:p text:style-name="P12"><text:span text:style-name="T4">GU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5" draw:layer="layout" svg:width="23.664cm" svg:height="11.137cm" svg:x="0.866cm" svg:y="2.113cm">
          <text:p text:style-name="P13"><text:span text:style-name="T5">Jako interfejs graficzny zastosowałem bibliotekę PyQt5.</text:span></text:p>
          <text:p text:style-name="P13"><text:span text:style-name="T5">Przy tworzeniu aplikacji korzystałem ze wskazówek zawartych na stronie :</text:span></text:p>
          <text:p text:style-name="P13"><text:span text:style-name="T5"><text:a xlink:href="https://python101.readthedocs.io/pl/latest/pyqt/todopw/index.html" xlink:type="simple">https://python101.readthedocs.io/pl/latest/pyqt/todopw/index.html</text:a></text:span></text:p>
          <text:p text:style-name="P13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2T1">
        <draw:frame presentation:style-name="pr3" draw:layer="layout" svg:width="22.859cm" svg:height="2.385cm" svg:x="1.27cm" svg:y="0.57cm" presentation:class="title">
          <draw:text-box>
            <text:p><text:span text:style-name="T17">GUI</text:span> <text:span text:style-name="T17">założenia</text:span></text:p>
          </draw:text-box>
        </draw:frame>
        <draw:frame presentation:style-name="pr4" draw:text-style-name="P17" draw:layer="layout" svg:width="22.859cm" svg:height="8.286cm" svg:x="1.27cm" svg:y="3.343cm" presentation:class="outline" presentation:user-transformed="true">
          <draw:text-box>
            <text:list text:style-name="L4">
              <text:list-item>
                <text:p text:style-name="P17"><text:span text:style-name="T18">Po uruchomieniu programu pokaże się okno główne w którym będziemy widzieli wszystkie wiersze z tabeli [sprzety].</text:span></text:p>
              </text:list-item>
              <text:list-item>
                <text:p text:style-name="P17"><text:span text:style-name="T18">W głównym oknie będzie możliwość wyszukiwania po [id] sprzętu.</text:span></text:p>
              </text:list-item>
              <text:list-item>
                <text:p text:style-name="P17"><text:span text:style-name="T18">W głównym oknie bedą przyciski odnoszące się do pozostałych zadań <text:s/>przycisk Dodaj sprzet, przejście do tabeli [Uzytkownicy], przejście do tabeli [Dzialy], przejscie do tabeli [Stanowiska], Koniec programu.</text:span></text:p>
              </text:list-item>
            </text:list>
            <text:list text:style-name="L5">
              <text:list-item>
                <text:p text:style-name="P17"><text:span text:style-name="T18">Każdy przycisk bedacy przejsciem do innej tabeli będzie uruchamiał osobne okno w którym bedzie widok wierszy tabeli z prosta obsługa tabeli tzn dodawanie wierszy, usuwanie i modyfikacja czyli realizacja CRUD (Create, Read, Update, Delete).</text:span></text:p>
              </text:list-item>
            </text:list>
          </draw:text-box>
        </draw:frame>
        <presentation:notes draw:style-name="dp2">
          <draw:page-thumbnail draw:style-name="gr3" draw:layer="layout" svg:width="19.797cm" svg:height="11.136cm" svg:x="0.601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DejaVu Sans" svg:font-family="'DejaVu Sans'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omyślnie-background" style:family="presentation">
      <style:graphic-properties draw:stroke="none" draw:fill="solid" draw:fill-color="#ffffff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omyślnie-outline3" style:family="presentation" style:parent-style-name="Domyślni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omyślnie-outline4" style:family="presentation" style:parent-style-name="Domyślni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omyślnie-outline5" style:family="presentation" style:parent-style-name="Domyślnie-outline4">
      <style:paragraph-properties fo:margin-top="0.1cm" fo:margin-bottom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.1cm" fo:margin-bottom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.1cm" fo:margin-bottom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Domyślnie" style:page-layout-name="PM1" draw:style-name="Mdp1">
      <draw:frame presentation:style-name="Domyślnie-title" draw:layer="backgroundobjects" svg:width="22.859cm" svg:height="2.385cm" svg:x="1.27cm" svg:y="0.57cm" presentation:class="title" presentation:placeholder="true">
        <draw:text-box/>
      </draw:frame>
      <draw:frame presentation:style-name="Domyślni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Domyślnie-title" draw:layer="backgroundobjects" svg:width="19.797cm" svg:height="11.136cm" svg:x="0.601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pl-PL</dc:language>
    <dc:date>2019-06-02T15:51:49.132000000</dc:date>
    <meta:editing-cycles>22</meta:editing-cycles>
    <meta:editing-duration>PT1H21M42S</meta:editing-duration>
    <meta:generator>LibreOffice/5.3.4.2$Windows_X86_64 LibreOffice_project/f82d347ccc0be322489bf7da61d7e4ad13fe2ff3</meta:generator>
    <meta:document-statistic meta:object-count="115"/>
  </office:meta>
</office:document-meta>
</file>